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Ubuntu" fo:font-size="16pt" fo:language="ca" fo:country="ES" style:text-underline-style="solid" style:text-underline-width="auto" style:text-underline-color="font-color" fo:font-weight="bold" officeooo:rsid="000f2853" officeooo:paragraph-rsid="000f2853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2pt" fo:language="ca" fo:country="ES" style:text-underline-style="none" fo:font-weight="normal" officeooo:rsid="000f2853" officeooo:paragraph-rsid="000f285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fo:language="ca" fo:country="ES" style:text-underline-style="solid" style:text-underline-width="auto" style:text-underline-color="font-color" fo:font-weight="bold" officeooo:rsid="001609a3" officeooo:paragraph-rsid="001609a3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6pt" fo:language="ca" fo:country="ES" style:text-underline-style="solid" style:text-underline-width="auto" style:text-underline-color="font-color" fo:font-weight="bold" officeooo:rsid="001609a3" officeooo:paragraph-rsid="001609a3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6pt" fo:language="ca" fo:country="ES" style:text-underline-style="solid" style:text-underline-width="auto" style:text-underline-color="font-color" fo:font-weight="bold" officeooo:rsid="000f2853" officeooo:paragraph-rsid="000f2853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6pt" fo:language="ca" fo:country="ES" style:text-underline-style="solid" style:text-underline-width="auto" style:text-underline-color="font-color" fo:font-weight="bold" officeooo:rsid="00162928" officeooo:paragraph-rsid="00162928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6pt" fo:language="ca" fo:country="ES" style:text-underline-style="solid" style:text-underline-width="auto" style:text-underline-color="font-color" fo:font-weight="bold" officeooo:rsid="0017e898" officeooo:paragraph-rsid="0017e898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6pt" fo:language="ca" fo:country="ES" style:text-underline-style="none" fo:font-weight="normal" officeooo:rsid="001609a3" officeooo:paragraph-rsid="001609a3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style:text-underline-style="none" fo:font-weight="normal" officeooo:rsid="000f2853" officeooo:paragraph-rsid="000f28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fo:language="ca" fo:country="ES" style:text-underline-style="solid" style:text-underline-width="auto" style:text-underline-color="font-color" fo:font-weight="normal" officeooo:rsid="000f2853" officeooo:paragraph-rsid="000f28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26pt" fo:language="ca" fo:country="ES" style:text-underline-style="solid" style:text-underline-width="auto" style:text-underline-color="font-color" fo:font-weight="bold" officeooo:rsid="001609a3" officeooo:paragraph-rsid="001609a3" style:font-size-asian="26pt" style:font-weight-asian="bold" style:font-size-complex="26pt" style:font-weight-complex="bold"/>
    </style:style>
    <style:style style:name="P12" style:family="paragraph" style:parent-style-name="Standard">
      <style:paragraph-properties fo:line-height="150%" fo:text-align="end" style:justify-single-word="false"/>
      <style:text-properties style:font-name="Arial" fo:font-size="18pt" fo:language="ca" fo:country="ES" style:text-underline-style="solid" style:text-underline-width="auto" style:text-underline-color="font-color" fo:font-weight="normal" officeooo:rsid="001609a3" officeooo:paragraph-rsid="001609a3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line-height="150%" fo:text-align="end" style:justify-single-word="false"/>
      <style:text-properties style:font-name="Arial" fo:font-size="18pt" fo:language="ca" fo:country="ES" style:text-underline-style="none" fo:font-weight="normal" officeooo:rsid="001609a3" officeooo:paragraph-rsid="001609a3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5pt" fo:language="ca" fo:country="ES" style:text-underline-style="none" fo:font-weight="normal" officeooo:rsid="001609a3" officeooo:paragraph-rsid="001609a3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3pt" fo:language="ca" fo:country="ES" style:text-underline-style="none" fo:font-weight="normal" officeooo:rsid="00162928" officeooo:paragraph-rsid="00162928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3pt" fo:language="ca" fo:country="ES" style:text-underline-style="none" fo:font-weight="normal" officeooo:rsid="00162928" officeooo:paragraph-rsid="0017e71e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3pt" fo:language="ca" fo:country="ES" style:text-underline-style="none" fo:font-weight="normal" officeooo:rsid="0017e898" officeooo:paragraph-rsid="0017e89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3pt" fo:language="ca" fo:country="ES" style:text-underline-style="none" fo:font-weight="normal" officeooo:rsid="001892d3" officeooo:paragraph-rsid="001892d3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3pt" fo:language="ca" fo:country="ES" style:text-underline-style="none" fo:font-weight="normal" officeooo:rsid="00192aac" officeooo:paragraph-rsid="00192aac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style:font-name="Arial" fo:font-size="16pt" fo:language="ca" fo:country="ES" style:text-underline-style="solid" style:text-underline-width="auto" style:text-underline-color="font-color" fo:font-weight="bold" officeooo:rsid="00162928" officeooo:paragraph-rsid="00162928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style:font-name="Arial" fo:font-size="16pt" fo:language="ca" fo:country="ES" style:text-underline-style="solid" style:text-underline-width="auto" style:text-underline-color="font-color" fo:font-weight="bold" officeooo:rsid="0017e898" officeooo:paragraph-rsid="0017e898" style:font-size-asian="16pt" style:font-weight-asian="bold" style:font-size-complex="16pt" style:font-weight-complex="bold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style:font-name="Arial" fo:font-size="16pt" fo:language="ca" fo:country="ES" style:text-underline-style="solid" style:text-underline-width="auto" style:text-underline-color="font-color" fo:font-weight="bold" officeooo:rsid="00192aac" officeooo:paragraph-rsid="00192aac" style:font-size-asian="16pt" style:font-weight-asian="bold" style:font-size-complex="16pt" style:font-weight-complex="bold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style:font-name="Arial" fo:font-size="20pt" fo:language="ca" fo:country="ES" style:text-underline-style="solid" style:text-underline-width="auto" style:text-underline-color="font-color" fo:font-weight="bold" officeooo:rsid="001609a3" officeooo:paragraph-rsid="001609a3" style:font-size-asian="20pt" style:font-weight-asian="bold" style:font-size-complex="20pt" style:font-weight-complex="bold"/>
    </style:style>
    <style:style style:name="P24" style:family="paragraph" style:parent-style-name="Footer">
      <style:paragraph-properties fo:text-align="end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62928" style:font-size-asian="15pt" style:font-size-complex="15pt"/>
    </style:style>
    <style:style style:name="T3" style:family="text">
      <style:text-properties fo:font-size="15pt" officeooo:rsid="00192aac" style:font-size-asian="15pt" style:font-size-complex="15pt"/>
    </style:style>
    <style:style style:name="T4" style:family="text">
      <style:text-properties fo:font-size="15pt" style:font-size-asian="13.1000003814697pt" style:font-size-complex="15pt"/>
    </style:style>
    <style:style style:name="T5" style:family="text">
      <style:text-properties fo:font-size="15pt" officeooo:rsid="00162928" style:font-size-asian="13.1000003814697pt" style:font-size-complex="15pt"/>
    </style:style>
    <style:style style:name="T6" style:family="text">
      <style:text-properties fo:font-size="15pt" style:text-underline-style="none" fo:font-weight="normal" officeooo:rsid="00192aac" style:font-size-asian="15pt" style:font-weight-asian="normal" style:font-size-complex="15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e71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62928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size-asian="14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62928" style:font-size-asian="14pt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2928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192aac" style:font-weight-asian="normal" style:font-weight-complex="normal"/>
    </style:style>
    <style:style style:name="T18" style:family="text">
      <style:text-properties style:text-underline-style="none" fo:font-weight="normal" officeooo:rsid="00162928" style:font-weight-asian="normal" style:font-weight-complex="normal"/>
    </style:style>
    <style:style style:name="T19" style:family="text">
      <style:text-properties style:text-underline-style="none" officeooo:rsid="00192aac"/>
    </style:style>
    <style:style style:name="T20" style:family="text">
      <style:text-properties style:text-underline-style="none" officeooo:rsid="00162928"/>
    </style:style>
    <style:style style:name="T21" style:family="text">
      <style:text-properties officeooo:rsid="00162928"/>
    </style:style>
    <style:style style:name="T22" style:family="text">
      <style:text-properties officeooo:rsid="0017e71e"/>
    </style:style>
    <style:style style:name="T23" style:family="text">
      <style:text-properties officeooo:rsid="0017e898"/>
    </style:style>
    <style:style style:name="T24" style:family="text">
      <style:text-properties officeooo:rsid="001892d3"/>
    </style:style>
    <style:style style:name="T25" style:family="text">
      <style:text-properties officeooo:rsid="00192aac"/>
    </style:style>
    <style:style style:name="T26" style:family="text">
      <style:text-properties officeooo:rsid="001a0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1">PRÀCTICA 2</text:p>
      <text:p text:style-name="P11"/>
      <text:p text:style-name="P11"/>
      <text:p text:style-name="P11"/>
      <text:p text:style-name="P11">SISTEMES BASATS EN EL CONEIXEMENT</text:p>
      <text:p text:style-name="P11"/>
      <text:p text:style-name="P11"/>
      <text:p text:style-name="P11"/>
      <text:p text:style-name="P12"/>
      <text:p text:style-name="P13">Oriol Vidal Teruel</text:p>
      <text:p text:style-name="P13">Jordi Donadeu Casassas</text:p>
      <text:p text:style-name="P13">Oriol Pascual Anglés</text:p>
      <text:p text:style-name="P13"/>
      <text:p text:style-name="P13">Quadrimestre Tardor 2018-2019</text:p>
      <text:p text:style-name="P23">ÍNDEX</text:p>
      <text:p text:style-name="P3"/>
      <text:p text:style-name="P4"><text:a xlink:type="simple" xlink:href="#Introducció" text:style-name="Internet_20_link" text:visited-style-name="Visited_20_Internet_20_Link"><text:span text:style-name="T21">1- </text:span></text:a><text:a xlink:type="simple" xlink:href="#Introducció" text:style-name="Internet_20_link" text:visited-style-name="Visited_20_Internet_20_Link">Introducció</text:a><text:span text:style-name="T15"> <text:tab/><text:tab/><text:tab/><text:tab/><text:tab/><text:tab/><text:tab/><text:tab/><text:tab/><text:tab/></text:span><text:span text:style-name="T6">3</text:span></text:p>
      <text:p text:style-name="P4"><text:a xlink:type="simple" xlink:href="#Identificació" text:style-name="Internet_20_link" text:visited-style-name="Visited_20_Internet_20_Link"><text:span text:style-name="T21">2- </text:span></text:a><text:a xlink:type="simple" xlink:href="#Identificació" text:style-name="Internet_20_link" text:visited-style-name="Visited_20_Internet_20_Link">Identificaci</text:a><text:a xlink:type="simple" xlink:href="#Identificació" text:style-name="Internet_20_link" text:visited-style-name="Visited_20_Internet_20_Link"><text:span text:style-name="T25">ó</text:span></text:a><text:span text:style-name="T19"><text:tab/><text:tab/><text:tab/><text:tab/><text:tab/><text:tab/><text:tab/><text:tab/><text:tab/><text:tab/></text:span><text:span text:style-name="T6">4</text:span></text:p>
      <text:p text:style-name="P8"><text:tab/><text:a xlink:type="simple" xlink:href="#Descripció del problema" text:style-name="Internet_20_link" text:visited-style-name="Visited_20_Internet_20_Link"><text:span text:style-name="T21">2.1- </text:span></text:a><text:a xlink:type="simple" xlink:href="#Descripció del problema" text:style-name="Internet_20_link" text:visited-style-name="Visited_20_Internet_20_Link"><text:span text:style-name="T1">Descripció del problema</text:span></text:a><text:span text:style-name="T1"><text:tab/><text:tab/><text:tab/><text:tab/><text:tab/><text:tab/><text:tab/></text:span><text:span text:style-name="T3">4</text:span></text:p>
      <text:p text:style-name="P14"><text:tab/><text:a xlink:type="simple" xlink:href="#Viabilitat SBC" text:style-name="Internet_20_link" text:visited-style-name="Visited_20_Internet_20_Link"><text:span text:style-name="T21">2.2- </text:span></text:a><text:a xlink:type="simple" xlink:href="#Viabilitat SBC" text:style-name="Internet_20_link" text:visited-style-name="Visited_20_Internet_20_Link">Viabilitat de construir un SBC</text:a><text:tab/><text:tab/><text:tab/><text:tab/><text:tab/><text:tab/><text:span text:style-name="T25">5</text:span></text:p>
      <text:p text:style-name="P14"><text:tab/><text:span text:style-name="T21">2.3- </text:span>Fonts del coneixement<text:tab/><text:tab/><text:tab/><text:tab/><text:tab/><text:tab/><text:tab/><text:span text:style-name="T25">6</text:span></text:p>
      <text:p text:style-name="P14"><text:tab/><text:span text:style-name="T21">2.4- </text:span>Objectius del sistema<text:tab/><text:tab/><text:tab/><text:tab/><text:tab/><text:tab/><text:tab/><text:tab/><text:span text:style-name="T25">7</text:span></text:p>
      <text:p text:style-name="P8"><text:span text:style-name="T1"><text:tab/></text:span><text:span text:style-name="T2">2.5- </text:span><text:span text:style-name="T1">Resultats esperats pel sistema<text:tab/><text:tab/><text:tab/><text:tab/><text:tab/><text:tab/></text:span><text:span text:style-name="T3">8</text:span></text:p>
      <text:p text:style-name="P4"><text:span text:style-name="T21">3- </text:span>Conceptualització<text:span text:style-name="T16"><text:tab/><text:tab/><text:tab/><text:tab/><text:tab/><text:tab/><text:tab/><text:tab/><text:tab/></text:span><text:span text:style-name="T6">9</text:span></text:p>
      <text:p text:style-name="P8"><text:span text:style-name="T1"><text:tab/></text:span><text:span text:style-name="T2">3.1- </text:span><text:span text:style-name="T1">Elements i conceptes del domini<text:tab/></text:span></text:p>
      <text:p text:style-name="P8"><text:span text:style-name="T1"><text:tab/></text:span><text:span text:style-name="T2">3.2- </text:span><text:span text:style-name="T1">Problema i subproblemes</text:span></text:p>
      <text:p text:style-name="P8"><text:span text:style-name="T1"><text:tab/></text:span><text:span text:style-name="T2">3.3- </text:span><text:span text:style-name="T1">Exemples del coneixement expert extret del domini</text:span></text:p>
      <text:p text:style-name="P8"><text:span text:style-name="T1"><text:tab/></text:span><text:span text:style-name="T2">3.4- </text:span><text:span text:style-name="T1">Flux del raonament</text:span></text:p>
      <text:p text:style-name="P4"><text:span text:style-name="T21">4- </text:span>Formalització</text:p>
      <text:p text:style-name="P8"><text:span text:style-name="T1"><text:tab/></text:span><text:span text:style-name="T2">4.1- </text:span><text:span text:style-name="T1">Desenvolupament de la ontologia</text:span></text:p>
      <text:p text:style-name="P8"><text:span text:style-name="T1"><text:tab/></text:span><text:span text:style-name="T2">4.2- </text:span><text:span text:style-name="T1">Mètode de resolució</text:span></text:p>
      <text:p text:style-name="P8"><text:span text:style-name="T10">5- </text:span><text:span text:style-name="T9">Implementació</text:span></text:p>
      <text:p text:style-name="P8"><text:span text:style-name="T4"><text:tab/></text:span><text:span text:style-name="T5">5.1- </text:span><text:span text:style-name="T4">Construcció de la ontologia</text:span></text:p>
      <text:p text:style-name="P8"><text:span text:style-name="T4"><text:tab/></text:span><text:span text:style-name="T5">5.2- </text:span><text:span text:style-name="T4">Mòduls</text:span></text:p>
      <text:p text:style-name="P8"><text:span text:style-name="T4"><text:tab/></text:span><text:span text:style-name="T5">5.3- </text:span><text:span text:style-name="T4">Prototips</text:span></text:p>
      <text:p text:style-name="P8"><text:span text:style-name="T12">6- </text:span><text:span text:style-name="T11">Proves</text:span><text:tab/></text:p>
      <text:p text:style-name="P20"><text:bookmark-start text:name="Introducció"/>1- Introducció<text:bookmark-end text:name="Introducció"/></text:p>
      <text:p text:style-name="P6"/>
      <text:p text:style-name="P15">En aquesta pràctica se’ns presenta un problema que haurem de resoldre mitjançant un sistema basat en el coneixement.</text:p>
      <text:p text:style-name="P15"/>
      <text:p text:style-name="P15">Per tal de realitzar i implementar aquesta pràctica correctament, seguirem la metodologia explicada a classe, el que implica seguir les següents fases:</text:p>
      <text:p text:style-name="P15"/>
      <text:p text:style-name="P15">- <text:span text:style-name="T7">Introducció del problema:</text:span> Determinar si el problema presentat és adequat per ser resolt mitjançant la construcció d’un sistema basat en el coneixement.</text:p>
      <text:p text:style-name="P15"/>
      <text:p text:style-name="P15">- <text:span text:style-name="T7">Conceptualització:</text:span> Descripció del<text:span text:style-name="T22">s conceptes</text:span> del domini <text:span text:style-name="T22">i dels problemes i subproblemes que intervenen en la solució.</text:span></text:p>
      <text:p text:style-name="P15"/>
      <text:p text:style-name="P16">- <text:span text:style-name="T8">Formalització</text:span><text:span text:style-name="T7">:</text:span> Descripció <text:span text:style-name="T22">i documentació</text:span> <text:span text:style-name="T22">de la ontologia construïda i justificació de la metodologia de resolució de problemes més adequada.</text:span></text:p>
      <text:p text:style-name="P16"/>
      <text:p text:style-name="P16">- <text:span text:style-name="T8">Implementació</text:span><text:span text:style-name="T7">: </text:span><text:span text:style-name="T22">Construcció del sistema seguint les metodologies i representacions adequades.</text:span> </text:p>
      <text:p text:style-name="P16"/>
      <text:p text:style-name="P16">- <text:span text:style-name="T8">Jocs de prova</text:span><text:span text:style-name="T7">:</text:span> <text:span text:style-name="T23">Validació de que el sistema funciona tal i com l’enunciat diu que ha de funcionar.</text:span></text:p>
      <text:p text:style-name="P21"><text:bookmark-start text:name="Identificació"/>2- Identificació<text:bookmark-end text:name="Identificació"/></text:p>
      <text:p text:style-name="P5"/>
      <text:p text:style-name="P17">Per tal d’identificar si el problema es pot resoldre mitjançant un sistema basat en el coneixement haurem de comprovar si disposem del coneixement necessari i si el problema te la complexitat adequada.</text:p>
      <text:p text:style-name="P7"/>
      <text:p text:style-name="P7"><text:bookmark-start text:name="Descripció del problema"/>2.1- Descripció del problema<text:bookmark-end text:name="Descripció del problema"/></text:p>
      <text:p text:style-name="P17"/>
      <text:p text:style-name="P17">Per tal de que la gent gran tingui uns hàbits saludables d’exercicis i d’activitats és important tenir bones recomanacions. Per això es necessita un sistema capaç de generar i recomanar una rutina d’exercicis personalitzada a una persona gran combinant exercicis de resistència, de flexibilitat, <text:span text:style-name="T24">de musculatura i d’equilibri.</text:span></text:p>
      <text:p text:style-name="P7"/>
      <text:p text:style-name="P17">Amb l’objectiu d’obtenir un sistema que resolgui el problema <text:span text:style-name="T24">farem preguntes a la persona gran preguntant-li la seva edat, les seves malalties i altres hàbits, com ara si ha patit alguna caiguda.</text:span></text:p>
      <text:p text:style-name="P17"/>
      <text:p text:style-name="P18">Disposar de tota aquesta informació ens permetrà disposar d’un perfil clar d’aquesta persona gran i es podrà determinar quins exercicis poden ser d’ajuda per millorar la salut de la persona tractada.</text:p>
      <text:p text:style-name="P10"/>
      <text:p text:style-name="P2"/>
      <text:p text:style-name="P22"><text:bookmark-start text:name="Viabilitat SBC"/>2.2 Viabilitat de construir un Sistema Basat en el Coneixement<text:bookmark-end text:name="Viabilitat SBC"/></text:p>
      <text:p text:style-name="P5"/>
      <text:p text:style-name="P19">Abans de resoldre <text:span text:style-name="T26">el problema hem d’identificar de quin tipus de problema es trac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0:56:02.226785389</meta:creation-date>
    <dc:date>2018-11-27T15:27:17.545000000</dc:date>
    <meta:editing-duration>PT13M2S</meta:editing-duration>
    <meta:editing-cycles>3</meta:editing-cycles>
    <meta:generator>LibreOffice/5.1.3.2$Windows_X86_64 LibreOffice_project/644e4637d1d8544fd9f56425bd6cec110e49301b</meta:generator>
    <meta:document-statistic meta:table-count="0" meta:image-count="0" meta:object-count="0" meta:page-count="5" meta:paragraph-count="44" meta:word-count="409" meta:character-count="2723" meta:non-whitespace-character-count="2285"/>
  </office:meta>
</office:document-meta>
</file>